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5a0a"/>
    </style:style>
    <style:style style:name="P2" style:family="paragraph" style:parent-style-name="Standard">
      <style:paragraph-properties fo:text-align="start" style:justify-single-word="false"/>
      <style:text-properties officeooo:paragraph-rsid="00139999"/>
    </style:style>
    <style:style style:name="T1" style:family="text">
      <style:text-properties officeooo:rsid="00135a0a"/>
    </style:style>
    <style:style style:name="T2" style:family="text">
      <style:text-properties officeooo:rsid="0013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ário</text:p>
      <text:p text:style-name="P1">Sobre o autor<text:line-break/>Agradecimentos</text:p>
      <text:p text:style-name="P1"><text:span text:style-name="T1">P</text:span>arte I Introdução à programação<text:line-break/>capítulo 1 Introdução<text:line-break/>Como o livro está estruturado</text:p>
      <text:p text:style-name="P1">O fim do jogo primeiro<text:line-break/>Você não está sozinho<text:line-break/>A vantagem de ser autodidata<text:line-break/>Porque você deve programar</text:p>
      <text:p text:style-name="P2">Não desista<text:line-break/>Como este livro está formatado<text:line-break/>Tecnologias usadas no livro<text:line-break/>Vocabulário<text:line-break/>Desafio<text:line-break/><text:span text:style-name="T2">C</text:span>apítulo 2 Começando<text:line-break/>O que é programar<text:line-break/>O que é Python<text:line-break/>Instalação do Python<text:line-break/>Solução de problemas<text:line-break/>Shell interativo<text:line-break/>Salvando programas<text:line-break/>Execução de exemplos de programas<text:line-break/>Vocabulário<text:line-break/>Desafio<text:line-break/>capítulo 3 Introdução à programação<text:line-break/>Exemplos<text:line-break/>Comentários<text:line-break/>Exibição<text:line-break/>Linhas<text:line-break/>Palavras-chave<text:line-break/>Espaçamento<text:line-break/>Tipos de dados<text:line-break/>Constantes e variáveis<text:line-break/>Sintaxe<text:line-break/>Erros e exceções<text:line-break/>Operadores aritméticos<text:line-break/>Operadores de comparação<text:line-break/>Operadores lógicos<text:line-break/>Instruções condicionais<text:line-break/>Instruções<text:line-break/>Vocabulário<text:line-break/>Desafios<text:line-break/>capítulo 4 Funções<text:line-break/>Representação de conceitos<text:line-break/>Funções<text:line-break/>Definição de funções<text:line-break/>Funções internas<text:line-break/>Reutilização de funções<text:line-break/>Parâmetros obrigatórios e opcionais<text:line-break/>Escopo<text:line-break/>Manipulação de exceções<text:line-break/>Docstrings<text:line-break/>Só use uma variável quando necessário<text:line-break/>Vocabulário<text:line-break/>Desafios<text:line-break/>capítulo 5 Contêineres<text:line-break/>Métodos<text:line-break/>Listas<text:line-break/>Tuplas<text:line-break/>Dicionários<text:line-break/>Contêineres em contêineres<text:line-break/>Vocabulário<text:line-break/>Desafios<text:line-break/>capítulo 6 Manipulação de strings<text:line-break/>Strings com aspas triplas<text:line-break/>Índices<text:line-break/>Strings são imutáveis<text:line-break/>Concatenação<text:line-break/>Multiplicação de strings<text:line-break/>Alteração de letras maiúsculas para minúsculas e vice-versa<text:line-break/>Método format<text:line-break/>Método split<text:line-break/>Método join<text:line-break/>Remoção de espaços<text:line-break/>Método replace<text:line-break/>Busca de um índice<text:line-break/>Palavra-chave in<text:line-break/>Escape de strings<text:line-break/>Nova linha<text:line-break/>Fatiamento<text:line-break/>Vocabulário<text:line-break/>Desafios<text:line-break/>capítulo 7 Loops<text:line-break/>Loops for<text:line-break/>Função range<text:line-break/>Loops while<text:line-break/>Instrução break<text:line-break/>Instrução continue<text:line-break/>Loops aninhados<text:line-break/>Vocabulário<text:line-break/>Desafios<text:line-break/>capítulo 8 Módulos<text:line-break/>Módulos internos importantes<text:line-break/>Importação de outros módulos<text:line-break/>Vocabulário<text:line-break/>Desafios<text:line-break/>capítulo 9 Arquivos<text:line-break/>Gravação em arquivos<text:line-break/>Fechamento automático de arquivos<text:line-break/>Leitura em arquivos<text:line-break/>Arquivos CSV</text:p>
      <text:p text:style-name="P2">Vocabulário<text:line-break/>Desafios<text:line-break/>capítulo 10 Juntando tudo<text:line-break/>Forca<text:line-break/>Desafio<text:line-break/>capítulo 11 Prática<text:line-break/>Leitura<text:line-break/>Outros recursos<text:line-break/>Como obter ajud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08:13:18.777000000</meta:creation-date>
    <dc:date>2024-09-16T08:50:30.477000000</dc:date>
    <meta:editing-duration>PT26M59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6" meta:word-count="265" meta:character-count="1949" meta:non-whitespace-character-count="1689"/>
  </office:meta>
</office:document-meta>
</file>